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4.84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 style:data-style-name="N100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100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Constants and data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Value</text:p>
          </table:table-cell>
          <table:table-cell/>
          <table:table-cell office:value-type="string">
            <text:p>Evento</text:p>
          </table:table-cell>
          <table:table-cell office:value-type="string">
            <text:p>Dato</text:p>
          </table:table-cell>
          <table:table-cell office:value-type="string">
            <text:p>Valore</text:p>
          </table:table-cell>
          <table:table-cell office:value-type="string">
            <text:p>Commento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>
            <text:p>bufStatus</text:p>
          </table:table-cell>
          <table:table-cell office:value-type="string">
            <text:p>0936</text:p>
          </table:table-cell>
          <table:table-cell table:number-columns-repeated="2"/>
          <table:table-cell office:value-type="string">
            <text:p>inizio</text:p>
          </table:table-cell>
          <table:table-cell office:value-type="string">
            <text:p>physCur</text:p>
          </table:table-cell>
          <table:table-cell office:value-type="string">
            <text:p>00000000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BufSize</text:p>
          </table:table-cell>
          <table:table-cell/>
          <table:table-cell office:value-type="string">
            <text:p>07D0</text:p>
          </table:table-cell>
          <table:table-cell/>
          <table:table-cell office:value-type="string">
            <text:p>dopo buffer_fill_P</text:p>
          </table:table-cell>
          <table:table-cell office:value-type="string">
            <text:p>physCur</text:p>
          </table:table-cell>
          <table:table-cell office:value-type="string">
            <text:p>000007D0</text:p>
          </table:table-cell>
          <table:table-cell office:value-type="string">
            <text:p>letti kBufSize bytes</text:p>
          </table:table-cell>
          <table:table-cell table:number-columns-repeated="2"/>
        </table:table-row>
        <table:table-row table:style-name="ro1">
          <table:table-cell office:value-type="string">
            <text:p>--&gt;</text:p>
          </table:table-cell>
          <table:table-cell office:value-type="string">
            <text:p>KbufSize/2</text:p>
          </table:table-cell>
          <table:table-cell table:style-name="Default"/>
          <table:table-cell table:style-name="Default" table:formula="of:=DEC2HEX(HEX2DEC([.D5])/2;4)" office:value-type="string" office:string-value="03E8">
            <text:p>03E8</text:p>
          </table:table-cell>
          <table:table-cell table:number-columns-repeated="2"/>
          <table:table-cell office:value-type="string">
            <text:p>viewPort</text:p>
          </table:table-cell>
          <table:table-cell office:value-type="string">
            <text:p>015D</text:p>
          </table:table-cell>
          <table:table-cell office:value-type="string">
            <text:p>punta all'inizio del buff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rdcodedEND</text:p>
          </table:table-cell>
          <table:table-cell/>
          <table:table-cell table:style-name="Default" office:value-type="string">
            <text:p>092D</text:p>
          </table:table-cell>
          <table:table-cell table:number-columns-repeated="2"/>
          <table:table-cell office:value-type="string">
            <text:p>endOfBuffer</text:p>
          </table:table-cell>
          <table:table-cell office:value-type="string">
            <text:p>092d</text:p>
          </table:table-cell>
          <table:table-cell office:value-type="string">
            <text:p>punta alla fine fisica del buff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hysCurLow</text:p>
          </table:table-cell>
          <table:table-cell office:value-type="string">
            <text:p>0939</text:p>
          </table:table-cell>
          <table:table-cell table:number-columns-repeated="2"/>
          <table:table-cell office:value-type="string">
            <text:p>Dopo 51 scroll giu</text:p>
          </table:table-cell>
          <table:table-cell office:value-type="string">
            <text:p>viewPort</text:p>
          </table:table-cell>
          <table:table-cell office:value-type="string">
            <text:p>064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hysCurHigh</text:p>
          </table:table-cell>
          <table:table-cell office:value-type="string">
            <text:p>093b</text:p>
          </table:table-cell>
          <table:table-cell table:number-columns-repeated="3"/>
          <table:table-cell office:value-type="string">
            <text:p>endOfBuffer</text:p>
          </table:table-cell>
          <table:table-cell office:value-type="string">
            <text:p>092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windSize</text:p>
          </table:table-cell>
          <table:table-cell office:value-type="string">
            <text:p>0937</text:p>
          </table:table-cell>
          <table:table-cell table:number-columns-repeated="2"/>
          <table:table-cell office:value-type="string">
            <text:p>prima di refill_p</text:p>
          </table:table-cell>
          <table:table-cell office:value-type="string">
            <text:p>viewPort</text:p>
          </table:table-cell>
          <table:table-cell office:value-type="string">
            <text:p>0690</text:p>
          </table:table-cell>
          <table:table-cell office:value-type="string">
            <text:p>Al 52 scatta il refil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mpBufLen</text:p>
          </table:table-cell>
          <table:table-cell office:value-type="string">
            <text:p>093D</text:p>
          </table:table-cell>
          <table:table-cell table:number-columns-repeated="3"/>
          <table:table-cell office:value-type="string">
            <text:p>endOfBuffer</text:p>
          </table:table-cell>
          <table:table-cell office:value-type="string">
            <text:p>092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xtBuffer</text:p>
          </table:table-cell>
          <table:table-cell office:value-type="string">
            <text:p>015D</text:p>
          </table:table-cell>
          <table:table-cell table:number-columns-repeated="2"/>
          <table:table-cell office:value-type="string">
            <text:p>in REFILL_P</text:p>
          </table:table-cell>
          <table:table-cell office:value-type="string">
            <text:p>SI</text:p>
          </table:table-cell>
          <table:table-cell office:value-type="string">
            <text:p>092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iewPort</text:p>
          </table:table-cell>
          <table:table-cell office:value-type="string">
            <text:p>0930</text:p>
          </table:table-cell>
          <table:table-cell table:style-name="Default"/>
          <table:table-cell table:number-columns-repeated="2"/>
          <table:table-cell office:value-type="string">
            <text:p>caratteri scr</text:p>
          </table:table-cell>
          <table:table-cell office:value-type="string">
            <text:p>029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ndOfBuffer</text:p>
          </table:table-cell>
          <table:table-cell office:value-type="string">
            <text:p>092E</text:p>
          </table:table-cell>
          <table:table-cell table:number-columns-repeated="2"/>
          <table:table-cell office:value-type="string">
            <text:p>dopo REFILL_P</text:p>
          </table:table-cell>
          <table:table-cell office:value-type="string">
            <text:p>viewPort</text:p>
          </table:table-cell>
          <table:table-cell office:value-type="string">
            <text:p>015D</text:p>
          </table:table-cell>
          <table:table-cell office:value-type="string">
            <text:p>vengon caricati 0533h caratter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crolldowncount</text:p>
          </table:table-cell>
          <table:table-cell office:value-type="string">
            <text:p>0A48</text:p>
          </table:table-cell>
          <table:table-cell table:number-columns-repeated="3"/>
          <table:table-cell office:value-type="string">
            <text:p>endOfBuffer</text:p>
          </table:table-cell>
          <table:table-cell office:value-type="string">
            <text:p>092d</text:p>
          </table:table-cell>
          <table:table-cell office:value-type="string">
            <text:p>0533=kBufSize-caratteri scherm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>
            <text:p>physCur</text:p>
          </table:table-cell>
          <table:table-cell office:value-type="string">
            <text:p>00000d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>
            <text:p>physCur teorico del viewPort</text:p>
          </table:table-cell>
          <table:table-cell office:value-type="string">
            <text:p>000005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in REWIND_P</text:p>
          </table:table-cell>
          <table:table-cell office:value-type="string">
            <text:p>tempBufLen</text:p>
          </table:table-cell>
          <table:table-cell office:value-type="string">
            <text:p>07d0</text:p>
          </table:table-cell>
          <table:table-cell office:value-type="string">
            <text:p>OK – avendo appena fatto scrolling in giu tutto il buffer è valid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>
            <text:p>physAllineamentoViewPort</text:p>
          </table:table-cell>
          <table:table-cell office:value-type="string">
            <text:p>00000533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>
            <text:p>rewindSize</text:p>
          </table:table-cell>
          <table:table-cell office:value-type="string">
            <text:p>03e8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ntry Points and code</text:p>
          </table:table-cell>
          <table:table-cell table:number-columns-repeated="4"/>
          <table:table-cell office:value-type="string">
            <text:p>physRewind</text:p>
          </table:table-cell>
          <table:table-cell office:value-type="string">
            <text:p>0000014b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3"/>
          <table:table-cell office:value-type="string">
            <text:p>physCur</text:p>
          </table:table-cell>
          <table:table-cell office:value-type="string">
            <text:p>0000014b</text:p>
          </table:table-cell>
          <table:table-cell office:value-type="string">
            <text:p>OK, punta alla lettera “o” alla fine di distribuit”o” c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FFER_FILL_P</text:p>
          </table:table-cell>
          <table:table-cell office:value-type="string">
            <text:p>028F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EFILL_P</text:p>
          </table:table-cell>
          <table:table-cell office:value-type="string">
            <text:p>02D4</text:p>
          </table:table-cell>
          <table:table-cell table:number-columns-repeated="2"/>
          <table:table-cell table:style-name="ce2" office:value-type="string">
            <text:p>015D</text:p>
          </table:table-cell>
          <table:table-cell table:style-name="ce5" office:value-type="string">
            <text:p>0544</text:p>
          </table:table-cell>
          <table:table-cell table:style-name="ce7" office:value-type="string">
            <text:p>0545</text:p>
          </table:table-cell>
          <table:table-cell table:style-name="ce9" office:value-type="string">
            <text:p>092d</text:p>
          </table:table-cell>
          <table:table-cell office:value-type="string">
            <text:p>come dovrebbe essere</text:p>
          </table:table-cell>
          <table:table-cell/>
        </table:table-row>
        <table:table-row table:style-name="ro1">
          <table:table-cell/>
          <table:table-cell office:value-type="string">
            <text:p>REWIND_P</text:p>
          </table:table-cell>
          <table:table-cell office:value-type="string">
            <text:p>0336</text:p>
          </table:table-cell>
          <table:table-cell table:number-columns-repeated="2"/>
          <table:table-cell table:style-name="ce3" office:value-type="string">
            <text:p>lettera “o”</text:p>
          </table:table-cell>
          <table:table-cell office:value-type="string">
            <text:p>ultima lettera prima del.</text:p>
          </table:table-cell>
          <table:table-cell office:value-type="string">
            <text:p>Lettera “.” </text:p>
          </table:table-cell>
          <table:table-cell table:style-name="ce10" office:value-type="string">
            <text:p>terminatore</text:p>
          </table:table-cell>
          <table:table-cell office:value-type="string">
            <text:p>dopo rewind_p</text:p>
          </table:table-cell>
          <table:table-cell/>
        </table:table-row>
        <table:table-row table:style-name="ro1">
          <table:table-cell/>
          <table:table-cell office:value-type="string">
            <text:p>SCROLLDOWN_P</text:p>
          </table:table-cell>
          <table:table-cell office:value-type="string">
            <text:p>0432</text:p>
          </table:table-cell>
          <table:table-cell table:number-columns-repeated="2"/>
          <table:table-cell table:style-name="ce4"/>
          <table:table-cell table:style-name="ce6"/>
          <table:table-cell table:style-name="ce8" office:value-type="string">
            <text:p>viewport</text:p>
          </table:table-cell>
          <table:table-cell table:style-name="ce11" office:value-type="string">
            <text:p>endOfBuff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CROLLUP_P</text:p>
          </table:table-cell>
          <table:table-cell office:value-type="string">
            <text:p>045A</text:p>
          </table:table-cell>
          <table:table-cell table:number-columns-repeated="2"/>
          <table:table-cell table:style-name="ce2" office:value-type="string">
            <text:p>015D</text:p>
          </table:table-cell>
          <table:table-cell table:style-name="ce5"/>
          <table:table-cell table:style-name="ce7"/>
          <table:table-cell table:style-name="ce9" office:value-type="string">
            <text:p>092d</text:p>
          </table:table-cell>
          <table:table-cell office:value-type="string">
            <text:p>attualmente</text:p>
          </table:table-cell>
          <table:table-cell/>
        </table:table-row>
        <table:table-row table:style-name="ro1">
          <table:table-cell/>
          <table:table-cell office:value-type="string">
            <text:p>USER_P</text:p>
          </table:table-cell>
          <table:table-cell office:value-type="string">
            <text:p>01EF</text:p>
          </table:table-cell>
          <table:table-cell table:number-columns-repeated="2"/>
          <table:table-cell table:style-name="ce3" office:value-type="string">
            <text:p>Lettera “.”</text:p>
          </table:table-cell>
          <table:table-cell table:number-columns-repeated="2"/>
          <table:table-cell table:style-name="ce10" office:value-type="string">
            <text:p>terminato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eckRefill:</text:p>
          </table:table-cell>
          <table:table-cell office:value-type="string">
            <text:p>0595</text:p>
          </table:table-cell>
          <table:table-cell table:style-name="Default"/>
          <table:table-cell/>
          <table:table-cell table:style-name="ce4" office:value-type="string">
            <text:p>viewport</text:p>
          </table:table-cell>
          <table:table-cell table:style-name="ce6"/>
          <table:table-cell table:style-name="ce8"/>
          <table:table-cell table:style-name="ce11" office:value-type="string">
            <text:p>endOfBuffer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>
            <text:p>&lt;-kBufSize-rewindSize-&gt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lineamentoVP</text:p>
          </table:table-cell>
          <table:table-cell office:value-type="string">
            <text:p>0388</text:p>
          </table:table-cell>
          <table:table-cell table:style-name="Default"/>
          <table:table-cell/>
          <table:table-cell table:style-name="ce2" office:value-type="string">
            <text:p>COPIA</text:p>
          </table:table-cell>
          <table:table-cell table:style-name="ce5" office:value-type="string">
            <text:p>#caratteri=kBufSize-rewindSize escluso il terminatore</text:p>
          </table:table-cell>
          <table:table-cell table:style-name="ce7"/>
          <table:table-cell table:style-name="ce9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"/>
          <table:table-cell office:value-type="string">
            <text:p>SI=endOfBuffer-rewindSize-1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/>
          <table:table-cell table:style-name="ce6" office:value-type="string">
            <text:p>DI=endOfBuffer-1</text:p>
          </table:table-cell>
          <table:table-cell table:style-name="ce8"/>
          <table:table-cell table:style-name="ce1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FILE</text:p>
          </table:table-cell>
          <table:table-cell office:value-type="string">
            <text:p>Dopo aver riempito la prima parte del buffer si trova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>
            <text:p>a metà. Bisogna allinearlo con la fine del buffer, aumentandolo di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>
            <text:p>KbufSize-rewSize!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6549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5/07/2011</text:date>, <text:time>21.12.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11:29:06</meta:creation-date>
    <dc:date>2011-07-05T21:12:12</dc:date>
    <meta:editing-duration>PT04H50M13S</meta:editing-duration>
    <meta:editing-cycles>12</meta:editing-cycles>
    <meta:generator>OpenOffice.org/3.2$Unix OpenOffice.org_project/320m12$Build-9483</meta:generator>
    <meta:document-statistic meta:table-count="3" meta:cell-count="136" meta:object-count="0"/>
  </office:meta>
</office:document-meta>
</file>